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fo:font-size="12pt" style:font-size-asian="12pt" style:font-size-complex="12pt"/>
    </style:style>
    <style:style style:name="P2" style:family="paragraph" style:parent-style-name="Standard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3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fo:font-size="12pt" style:font-size-asian="12pt" style:font-size-complex="12pt"/>
    </style:style>
    <style:style style:name="P4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P5" style:family="paragraph" style:parent-style-name="Standard" style:master-page-name="Standard">
      <style:paragraph-properties fo:text-align="center" style:justify-single-word="false" style:page-number="auto"/>
      <style:text-properties fo:font-size="24pt" style:font-size-asian="24pt" style:font-size-complex="24pt"/>
    </style:style>
    <style:style style:name="P6" style:family="paragraph" style:parent-style-name="Standard">
      <style:paragraph-properties fo:text-align="center" style:justify-single-word="false"/>
      <style:text-properties fo:font-size="24pt" style:font-size-asian="24pt" style:font-size-complex="24pt"/>
    </style:style>
    <style:style style:name="P7" style:family="paragraph" style:parent-style-name="Standard" style:list-style-name="WWNum1">
      <style:text-properties fo:font-size="12pt" style:font-size-asian="12pt" style:font-size-complex="12pt"/>
    </style:style>
    <style:style style:name="P8" style:family="paragraph" style:parent-style-name="Standard">
      <style:paragraph-properties fo:text-align="start" style:justify-single-word="false"/>
      <style:text-properties fo:font-size="12pt" style:font-size-asian="12pt" style:font-size-complex="12pt"/>
    </style:style>
    <style:style style:name="P9" style:family="paragraph" style:parent-style-name="Standard" style:list-style-name="WWNum1">
      <style:paragraph-properties fo:text-align="start" style:justify-single-word="false"/>
      <style:text-properties fo:font-size="12pt" style:font-size-asian="12pt" style:font-size-complex="12pt"/>
    </style:style>
    <style:style style:name="P10" style:family="paragraph" style:parent-style-name="Standard" style:list-style-name="WWNum1">
      <style:text-properties fo:font-size="12pt" fo:font-weight="bold" style:font-size-asian="12pt" style:font-weight-asian="bold" style:font-size-complex="12pt" style:font-weight-complex="bold"/>
    </style:style>
    <style:style style:name="P11" style:family="paragraph" style:parent-style-name="Standard" style:list-style-name="WWNum1">
      <style:paragraph-properties fo:text-align="start" style:justify-single-word="false"/>
      <style:text-properties fo:font-size="12pt" fo:font-weight="bold" style:font-size-asian="12pt" style:font-weight-asian="bold" style:font-size-complex="12pt" style:font-weight-complex="bold"/>
    </style:style>
    <style:style style:name="P12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13" style:family="paragraph" style:parent-style-name="Standard" style:list-style-name="WWNum1">
      <style:text-properties fo:font-size="12pt" fo:font-weight="normal" style:font-size-asian="12pt" style:font-weight-asian="normal" style:font-size-complex="12pt" style:font-weight-complex="normal"/>
    </style:style>
    <style:style style:name="P14" style:family="paragraph" style:parent-style-name="Standard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15" style:family="paragraph" style:parent-style-name="Standard" style:list-style-name="WWNum1">
      <style:paragraph-properties fo:text-align="start" style:justify-single-word="false"/>
      <style:text-properties fo:font-size="12pt" fo:font-weight="normal" style:font-size-asian="12pt" style:font-weight-asian="normal" style:font-size-complex="12pt" style:font-weight-complex="normal"/>
    </style:style>
    <style:style style:name="P16" style:family="paragraph" style:parent-style-name="Standard" style:list-style-name="WWNum1">
      <style:paragraph-properties fo:text-align="start" style:justify-single-word="false"/>
    </style:style>
    <style:style style:name="P17" style:family="paragraph" style:parent-style-name="Standard">
      <style:paragraph-properties fo:margin-left="0.4925in" fo:margin-right="0in" fo:text-align="start" style:justify-single-word="false" fo:text-indent="0in" style:auto-text-indent="false"/>
      <style:text-properties fo:font-size="12pt" style:font-size-asian="12pt" style:font-size-complex="12pt"/>
    </style:style>
    <style:style style:name="P18" style:family="paragraph" style:parent-style-name="Standard" style:list-style-name="WWNum1">
      <style:paragraph-properties fo:margin-left="0.4925in" fo:margin-right="0in" fo:text-align="start" style:justify-single-word="false" fo:text-indent="0in" style:auto-text-indent="false"/>
      <style:text-properties fo:font-size="12pt" style:font-size-asian="12pt" style:font-size-complex="12pt"/>
    </style:style>
    <style:style style:name="P19" style:family="paragraph" style:parent-style-name="Standard" style:list-style-name="WWNum1">
      <style:paragraph-properties fo:text-align="start" style:justify-single-word="false" fo:break-before="page"/>
      <style:text-properties fo:font-size="12pt" style:font-size-asian="12pt" style:font-size-complex="12pt"/>
    </style:style>
    <style:style style:name="P20" style:family="paragraph" style:parent-style-name="Standard">
      <style:paragraph-properties fo:margin-left="0.9846in" fo:margin-right="0in" fo:text-align="start" style:justify-single-word="false" fo:text-indent="0in" style:auto-text-indent="false"/>
      <style:text-properties fo:font-size="12pt" style:font-size-asian="12pt" style:font-size-complex="12pt"/>
    </style:style>
    <style:style style:name="P21" style:family="paragraph" style:parent-style-name="Standard">
      <style:paragraph-properties fo:margin-left="0.9846in" fo:margin-right="0in" fo:text-align="start" style:justify-single-word="false" fo:text-indent="0in" style:auto-text-indent="false"/>
      <style:text-properties fo:font-size="12pt" fo:font-weight="normal" style:font-size-asian="12pt" style:font-weight-asian="normal" style:font-size-complex="12pt" style:font-weight-complex="normal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fo:font-size="12pt" fo:font-weight="bold" style:font-size-asian="12pt" style:font-weight-asian="bold" style:font-size-complex="12pt" style:font-weight-complex="bold"/>
    </style:style>
    <style:style style:name="T3" style:family="text">
      <style:text-properties fo:font-size="12pt" fo:font-weight="normal" style:font-size-asian="12pt" style:font-weight-asian="normal" style:font-size-complex="12pt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Terminator, bash and git</text:p>
      <text:p text:style-name="P6"/>
      <text:list xml:id="list4051620896788940255" text:style-name="WWNum1">
        <text:list-item>
          <text:p text:style-name="P7">What is Terminator?</text:p>
        </text:list-item>
      </text:list>
      <text:p text:style-name="P3"/>
      <text:p text:style-name="P3"/>
      <text:list xml:id="list4718865718304936862" text:style-name="WWNum1">
        <text:list-header>
          <text:p text:style-name="P18">A program that allows you to run a shell program where you can type commands</text:p>
        </text:list-header>
      </text:list>
      <text:p text:style-name="P3"/>
      <text:list xml:id="list2229021707531627157" text:style-name="WWNum1">
        <text:list-item>
          <text:list>
            <text:list-item>
              <text:p text:style-name="P10">open a terminator window</text:p>
            </text:list-item>
            <text:list-item>
              <text:p text:style-name="P13">What does the window tell you?</text:p>
            </text:list-item>
            <text:list-item>
              <text:p text:style-name="P13">What is your home directory?</text:p>
            </text:list-item>
            <text:list-item>
              <text:p text:style-name="P13">What is “~/” short hand for</text:p>
            </text:list-item>
            <text:list-item>
              <text:p text:style-name="P13">How to add the terminator icon to the panel</text:p>
            </text:list-item>
            <text:list-item>
              <text:p text:style-name="P13">how to add the terminator icon to the favorites list</text:p>
            </text:list-item>
            <text:list-item>
              <text:p text:style-name="P13">Why do this?</text:p>
            </text:list-item>
          </text:list>
        </text:list-item>
      </text:list>
      <text:p text:style-name="P12"/>
      <text:list xml:id="list30429312" text:continue-numbering="true" text:style-name="WWNum1">
        <text:list-item>
          <text:p text:style-name="P9">useful commands</text:p>
        </text:list-item>
      </text:list>
      <text:list xml:id="list30450967" text:continue-list="list4718865718304936862" text:style-name="WWNum1">
        <text:list-item>
          <text:list>
            <text:list-item>
              <text:p text:style-name="P9">cd (change directory)</text:p>
            </text:list-item>
            <text:list-item>
              <text:p text:style-name="P16"><text:span text:style-name="T1">cd to </text:span><text:span text:style-name="T2">workspace/TrobotWorkstationSetup/</text:span><text:span text:style-name="T1"> </text:span></text:p>
            </text:list-item>
            <text:list-item>
              <text:p text:style-name="P9">how change back to home?</text:p>
            </text:list-item>
            <text:list-item>
              <text:p text:style-name="P9">What does the tab key do if you type a few letters of the new directory that you want to change to?</text:p>
            </text:list-item>
          </text:list>
        </text:list-item>
      </text:list>
      <text:p text:style-name="P1"/>
      <text:list xml:id="list30456974" text:continue-numbering="true" text:style-name="WWNum1">
        <text:list-item>
          <text:list>
            <text:list-item>
              <text:p text:style-name="P9">pwd (present working directory)</text:p>
              <text:list>
                <text:list-item>
                  <text:p text:style-name="P16"><text:span text:style-name="T3">type </text:span><text:span text:style-name="T2">pwd</text:span><text:span text:style-name="T3"> into the terminator window</text:span></text:p>
                </text:list-item>
                <text:list-item>
                  <text:p text:style-name="P9">What did it tell you?</text:p>
                </text:list-item>
              </text:list>
            </text:list-item>
          </text:list>
        </text:list-item>
      </text:list>
      <text:p text:style-name="P1"/>
      <text:list xml:id="list30435297" text:continue-numbering="true" text:style-name="WWNum1">
        <text:list-item>
          <text:list>
            <text:list-item>
              <text:p text:style-name="P9">ls (list)</text:p>
              <text:list>
                <text:list-item>
                  <text:p text:style-name="P9">What does list show you ? <text:s text:c="2"/>Issue the various ls commands below and note how the output changes.</text:p>
                </text:list-item>
              </text:list>
            </text:list-item>
          </text:list>
        </text:list-item>
      </text:list>
      <text:p text:style-name="P1"/>
      <text:list xml:id="list30456947" text:continue-numbering="true" text:style-name="WWNum1">
        <text:list-item>
          <text:list>
            <text:list-item>
              <text:list>
                <text:list-item>
                  <text:p text:style-name="P16"><text:span text:style-name="T2">ls</text:span><text:span text:style-name="T1"> <text:s/>(list)</text:span></text:p>
                </text:list-item>
                <text:list-item>
                  <text:p text:style-name="P16"><text:span text:style-name="T2">ls -a</text:span><text:span text:style-name="T1"> <text:s/>(list all)</text:span></text:p>
                </text:list-item>
                <text:list-item>
                  <text:p text:style-name="P16"><text:span text:style-name="T2">ls -l</text:span><text:span text:style-name="T1"> (list long)</text:span></text:p>
                </text:list-item>
                <text:list-item>
                  <text:p text:style-name="P16"><text:span text:style-name="T2">ll</text:span><text:span text:style-name="T1"> (short cut for list long)</text:span></text:p>
                </text:list-item>
              </text:list>
            </text:list-item>
          </text:list>
        </text:list-item>
      </text:list>
      <text:p text:style-name="P1"/>
      <text:list xml:id="list30439437" text:continue-numbering="true" text:style-name="WWNum1">
        <text:list-item>
          <text:list>
            <text:list-item>
              <text:p text:style-name="P9">man (manual)</text:p>
              <text:list>
                <text:list-item>
                  <text:p text:style-name="P15">man ls</text:p>
                </text:list-item>
                <text:list-item>
                  <text:p text:style-name="P9">man pwd</text:p>
                </text:list-item>
                <text:list-item>
                  <text:p text:style-name="P9">man find</text:p>
                </text:list-item>
              </text:list>
            </text:list-item>
          </text:list>
        </text:list-item>
      </text:list>
      <text:p text:style-name="P1"/>
      <text:list xml:id="list30450301" text:continue-numbering="true" text:style-name="WWNum1">
        <text:list-item>
          <text:list>
            <text:list-item>
              <text:p text:style-name="P9">How to quit the terminator shell</text:p>
              <text:list>
                <text:list-item>
                  <text:p text:style-name="P15">exit</text:p>
                </text:list-item>
              </text:list>
            </text:list-item>
          </text:list>
        </text:list-item>
      </text:list>
      <text:p text:style-name="P1"/>
      <text:list xml:id="list30453730" text:continue-numbering="true" text:style-name="WWNum1">
        <text:list-item>
          <text:p text:style-name="P19">What is git?</text:p>
        </text:list-item>
      </text:list>
      <text:p text:style-name="P3">Git is a program called version control that a team uses to control versions of their program. <text:s text:c="2"/>Both HS and MS robotics team use git to version/backup their software.</text:p>
      <text:p text:style-name="P3"/>
      <text:list xml:id="list30454852" text:continue-list="list30453730" text:style-name="WWNum1">
        <text:list-item>
          <text:list>
            <text:list-item text:start-value="1">
              <text:p text:style-name="P9">Git cheat sheet –pass it out now.</text:p>
            </text:list-item>
            <text:list-item>
              <text:p text:style-name="P9">Github ? <text:s/>https://github.com/</text:p>
            </text:list-item>
            <text:list-item>
              <text:p text:style-name="P9">What is a repository ?</text:p>
            </text:list-item>
            <text:list-item>
              <text:p text:style-name="P9">What is a commit ?</text:p>
            </text:list-item>
            <text:list-item>
              <text:p text:style-name="P9">What is a branch ?</text:p>
            </text:list-item>
          </text:list>
        </text:list-item>
      </text:list>
      <text:p text:style-name="P1"/>
      <text:p text:style-name="P1"><text:tab/> </text:p>
      <text:list xml:id="list30435676" text:continue-numbering="true" text:style-name="WWNum1">
        <text:list-item>
          <text:p text:style-name="P9">We need to do our first git work</text:p>
          <text:list>
            <text:list-item>
              <text:p text:style-name="P11">cd <text:s/>workspace/TrobotWorkstationSetup</text:p>
            </text:list-item>
            <text:list-item>
              <text:p text:style-name="P16"><text:span text:style-name="T3">do an </text:span><text:span text:style-name="T2">ls *.sh</text:span><text:span text:style-name="T3"> What did it show you</text:span><text:span text:style-name="T2"> ? </text:span></text:p>
            </text:list-item>
            <text:list-item>
              <text:p text:style-name="P11">git pull</text:p>
              <text:list>
                <text:list-item>
                  <text:p text:style-name="P16"><text:span text:style-name="T1">what do you think </text:span><text:span text:style-name="T2">git pull</text:span><text:span text:style-name="T1"> did?</text:span></text:p>
                </text:list-item>
                <text:list-item>
                  <text:p text:style-name="P16"><text:span text:style-name="T1">Do another </text:span><text:span text:style-name="T2">ls *sh</text:span><text:span text:style-name="T1"> <text:s text:c="4"/>Are there new files there?</text:span></text:p>
                </text:list-item>
              </text:list>
            </text:list-item>
          </text:list>
        </text:list-item>
      </text:list>
      <text:p text:style-name="P1"/>
      <text:list xml:id="list30436243" text:continue-numbering="true" text:style-name="WWNum1">
        <text:list-item>
          <text:p text:style-name="P9">What is gedit?</text:p>
          <text:list>
            <text:list-item>
              <text:p text:style-name="P9">How to open gedit?</text:p>
            </text:list-item>
            <text:list-item>
              <text:p text:style-name="P9">how to save files in gedit</text:p>
              <text:list>
                <text:list-item>
                  <text:p text:style-name="P16"><text:span text:style-name="T1">edit the file </text:span><text:span text:style-name="T2">/home/mg15/workspace/TrobotWorkstationSetup/setup-git.sh</text:span></text:p>
                </text:list-item>
                <text:list-item>
                  <text:p text:style-name="P16"><text:span text:style-name="T1">set the user.mail value to </text:span><text:span text:style-name="T2">"WLHSRoboticsTeam@gmail.com"</text:span></text:p>
                </text:list-item>
                <text:list-item>
                  <text:p text:style-name="P16"><text:span text:style-name="T1">set the user.name </text:span><text:span text:style-name="T2">"WL Robotics"</text:span></text:p>
                </text:list-item>
                <text:list-item>
                  <text:p text:style-name="P9">run setup-git.sh in bash by typing these commands in a new terminator window</text:p>
                  <text:list>
                    <text:list-item>
                      <text:p text:style-name="P11">“workspace/TrobotsWorkstationSetup/setup-git.sh”</text:p>
                    </text:list-item>
                    <text:list-item>
                      <text:p text:style-name="P9">what happened?</text:p>
                    </text:list-item>
                  </text:list>
                </text:list-item>
              </text:list>
            </text:list-item>
          </text:list>
        </text:list-item>
      </text:list>
      <text:p text:style-name="P1"/>
      <text:list xml:id="list30443499" text:continue-numbering="true" text:style-name="WWNum1">
        <text:list-item>
          <text:p text:style-name="P9">Basic git Commands</text:p>
          <text:list>
            <text:list-item>
              <text:p text:style-name="P9">git clone</text:p>
              <text:list>
                <text:list-item>
                  <text:p text:style-name="P11">cd to ~/workspace</text:p>
                </text:list-item>
                <text:list-item>
                  <text:p text:style-name="P16"><text:span text:style-name="T2">clone </text:span><text:span text:style-name="Internet_20_link"><text:span text:style-name="T2">https://github.com/WhitmoreLakeTroBots/2017-Steamworks.git</text:span></text:span></text:p>
                </text:list-item>
                <text:list-item>
                  <text:p text:style-name="P11">cd 2017-Steamworks</text:p>
                </text:list-item>
              </text:list>
            </text:list-item>
          </text:list>
        </text:list-item>
      </text:list>
      <text:p text:style-name="P2"/>
      <text:list xml:id="list30438297" text:continue-numbering="true" text:style-name="WWNum1">
        <text:list-item>
          <text:list>
            <text:list-item>
              <text:p text:style-name="P9">git status </text:p>
              <text:list>
                <text:list-item>
                  <text:p text:style-name="P9">issue the command git status</text:p>
                </text:list-item>
                <text:list-item>
                  <text:p text:style-name="P9">What branch are you on?</text:p>
                </text:list-item>
                <text:list-item>
                  <text:p text:style-name="P9">What is your status?</text:p>
                </text:list-item>
              </text:list>
            </text:list-item>
          </text:list>
        </text:list-item>
      </text:list>
      <text:p text:style-name="P1"/>
      <text:list xml:id="list30454123" text:continue-numbering="true" text:style-name="WWNum1">
        <text:list-item>
          <text:list>
            <text:list-item>
              <text:p text:style-name="P16"><text:span text:style-name="T1">Review the log with </text:span><text:span text:style-name="T2">git log</text:span><text:span text:style-name="T1"> </text:span></text:p>
            </text:list-item>
          </text:list>
        </text:list-item>
      </text:list>
      <text:p text:style-name="P20">press q to quick the git log command</text:p>
      <text:list xml:id="list30436519" text:continue-numbering="true" text:style-name="WWNum1">
        <text:list-item>
          <text:list>
            <text:list-item>
              <text:list>
                <text:list-item>
                  <text:p text:style-name="P16"><text:span text:style-name="T1">issue a </text:span><text:span text:style-name="T2">git log</text:span><text:span text:style-name="T1"> </text:span></text:p>
                </text:list-item>
                <text:list-item>
                  <text:p text:style-name="P9">what did git log show you</text:p>
                </text:list-item>
                <text:list-item>
                  <text:p text:style-name="P16"><text:span text:style-name="T1">issue a </text:span><text:span text:style-name="T2">git log –oneline</text:span></text:p>
                </text:list-item>
                <text:list-item>
                  <text:p text:style-name="P16"><text:span text:style-name="T3">issue a </text:span><text:span text:style-name="T2">git log –oneline --graph</text:span></text:p>
                </text:list-item>
              </text:list>
            </text:list-item>
          </text:list>
        </text:list-item>
      </text:list>
      <text:p text:style-name="P1"/>
      <text:list xml:id="list30455623" text:continue-numbering="true" text:style-name="WWNum1">
        <text:list-item>
          <text:list>
            <text:list-item>
              <text:p text:style-name="P9">Git branch</text:p>
              <text:list>
                <text:list-item>
                  <text:p text:style-name="P16"><text:span text:style-name="T1">issue the </text:span><text:span text:style-name="T2">git branch -vv</text:span></text:p>
                </text:list-item>
                <text:list-item>
                  <text:p text:style-name="P16"><text:span text:style-name="T1">what did </text:span><text:span text:style-name="T2">git branch -vv</text:span><text:span text:style-name="T1"> show you?</text:span></text:p>
                </text:list-item>
              </text:list>
            </text:list-item>
          </text:list>
        </text:list-item>
      </text:list>
      <text:p text:style-name="P1"><text:soft-page-break/></text:p>
      <text:list xml:id="list30446363" text:continue-numbering="true" text:style-name="WWNum1">
        <text:list-item>
          <text:p text:style-name="P15">Gitg Program</text:p>
          <text:list>
            <text:list-item>
              <text:p text:style-name="P15">what is gitg ?</text:p>
            </text:list-item>
          </text:list>
        </text:list-item>
      </text:list>
      <text:p text:style-name="P21">A graphical tool used to view a git repository</text:p>
      <text:p text:style-name="P21">Open gitg and then open the 2017-Steamworks directory with it.</text:p>
      <text:list xml:id="list30440054" text:continue-numbering="true" text:style-name="WWNum1">
        <text:list-item>
          <text:list>
            <text:list-item>
              <text:p text:style-name="P15">Why what did gitg do?</text:p>
            </text:list-item>
            <text:list-item>
              <text:p text:style-name="P15">Why is is useful ?</text:p>
            </text:list-item>
            <text:list-item>
              <text:p text:style-name="P15">What was the commit from 2017-03-11?</text:p>
            </text:list-item>
          </text:list>
        </text:list-item>
      </text:list>
      <text:p text:style-name="P14"/>
      <text:p text:style-name="P4"/>
      <text:list xml:id="list30444046" text:continue-numbering="true" text:style-name="WWNum1">
        <text:list-item>
          <text:p text:style-name="P9">Basic git Commands (Again)</text:p>
          <text:list>
            <text:list-item>
              <text:p text:style-name="P9">git clone</text:p>
              <text:list>
                <text:list-item>
                  <text:p text:style-name="P11">cd to ~/workspace</text:p>
                </text:list-item>
                <text:list-item>
                  <text:p text:style-name="P16"><text:span text:style-name="T2">clone </text:span><text:a xlink:type="simple" xlink:href="https://github.com/WhitmoreLakeTroBots/Java-Lessons-Student-Work.git" text:style-name="Internet_20_link" text:visited-style-name="Visited_20_Internet_20_Link"><text:span text:style-name="Internet_20_link"><text:span text:style-name="T2">https://github.com/WhitmoreLakeTroBots/Java-Lessons-Student-Work.git</text:span></text:span></text:a></text:p>
                </text:list-item>
                <text:list-item>
                  <text:p text:style-name="P11">cd Java-Lessons-Student-Work</text:p>
                </text:list-item>
              </text:list>
            </text:list-item>
          </text:list>
        </text:list-item>
      </text:list>
      <text:p text:style-name="P2"/>
      <text:list xml:id="list30451645" text:continue-numbering="true" text:style-name="WWNum1">
        <text:list-item>
          <text:list>
            <text:list-item>
              <text:p text:style-name="P16"><text:span text:style-name="T1">check the repository status with </text:span><text:span text:style-name="T2">git status</text:span></text:p>
              <text:list>
                <text:list-item>
                  <text:p text:style-name="P9">What branch are you on?</text:p>
                </text:list-item>
                <text:list-item>
                  <text:p text:style-name="P9">What is your status?</text:p>
                </text:list-item>
              </text:list>
            </text:list-item>
          </text:list>
        </text:list-item>
      </text:list>
      <text:p text:style-name="P1"/>
      <text:list xml:id="list30429444" text:continue-numbering="true" text:style-name="WWNum1">
        <text:list-item>
          <text:list>
            <text:list-item>
              <text:p text:style-name="P16"><text:span text:style-name="T1">Review the log with </text:span><text:span text:style-name="T2">git log</text:span><text:span text:style-name="T1"> </text:span></text:p>
            </text:list-item>
          </text:list>
        </text:list-item>
      </text:list>
      <text:p text:style-name="P20">press q to quick the git log command</text:p>
      <text:list xml:id="list30431031" text:continue-numbering="true" text:style-name="WWNum1">
        <text:list-item>
          <text:list>
            <text:list-item>
              <text:list>
                <text:list-item>
                  <text:p text:style-name="P16"><text:span text:style-name="T1">issue a </text:span><text:span text:style-name="T2">git log</text:span><text:span text:style-name="T1"> </text:span></text:p>
                </text:list-item>
                <text:list-item>
                  <text:p text:style-name="P9">what did git log show you</text:p>
                </text:list-item>
                <text:list-item>
                  <text:p text:style-name="P16"><text:span text:style-name="T1">issue a </text:span><text:span text:style-name="T2">git log –oneline</text:span></text:p>
                </text:list-item>
                <text:list-item>
                  <text:p text:style-name="P16"><text:span text:style-name="T3">issue a </text:span><text:span text:style-name="T2">git log –oneline --graph</text:span></text:p>
                </text:list-item>
              </text:list>
            </text:list-item>
          </text:list>
        </text:list-item>
      </text:list>
      <text:p text:style-name="P1"/>
      <text:list xml:id="list30434232" text:continue-numbering="true" text:style-name="WWNum1">
        <text:list-item>
          <text:list>
            <text:list-item>
              <text:p text:style-name="P16"><text:span text:style-name="T1">Look at all branches that exists with </text:span><text:span text:style-name="T2">git branch -vv</text:span></text:p>
              <text:list>
                <text:list-item>
                  <text:p text:style-name="P16"><text:span text:style-name="T1">Issue </text:span><text:span text:style-name="T2">git branch -vv</text:span><text:span text:style-name="T1"> </text:span></text:p>
                </text:list-item>
                <text:list-item>
                  <text:p text:style-name="P16"><text:span text:style-name="T1">what did </text:span><text:span text:style-name="T2">git branch -vv</text:span><text:span text:style-name="T1"> show you?</text:span></text:p>
                </text:list-item>
              </text:list>
            </text:list-item>
          </text:list>
        </text:list-item>
      </text:list>
      <text:p text:style-name="P1"/>
      <text:list xml:id="list30454105" text:continue-numbering="true" text:style-name="WWNum1">
        <text:list-item>
          <text:list>
            <text:list-item>
              <text:p text:style-name="P16"><text:span text:style-name="T1">Pull all branches from git hub with </text:span><text:span text:style-name="T2">git fetch -all</text:span></text:p>
            </text:list-item>
            <text:list-item>
              <text:p text:style-name="P16"><text:span text:style-name="T1">what did </text:span><text:span text:style-name="T2">git fetch -all</text:span><text:span text:style-name="T1"> do ?</text:span></text:p>
            </text:list-item>
          </text:list>
        </text:list-item>
      </text:list>
      <text:p text:style-name="P1"/>
      <text:list xml:id="list30457273" text:continue-numbering="true" text:style-name="WWNum1">
        <text:list-item>
          <text:list>
            <text:list-item>
              <text:p text:style-name="P16"><text:span text:style-name="T1">Checkout the master branch with </text:span><text:span text:style-name="T2">git checkout master</text:span></text:p>
            </text:list-item>
            <text:list-item>
              <text:p text:style-name="P16"><text:span text:style-name="T1">Perform a </text:span><text:span text:style-name="T2">git status</text:span><text:span text:style-name="T1"> to verify that you are on branch master</text:span></text:p>
            </text:list-item>
          </text:list>
        </text:list-item>
      </text:list>
      <text:p text:style-name="P1"/>
      <text:list xml:id="list30444734" text:continue-numbering="true" text:style-name="WWNum1">
        <text:list-item>
          <text:list>
            <text:list-item>
              <text:p text:style-name="P16"><text:span text:style-name="T1">Create your own branch with this command putting in the first 4 letters of your last name and first 3 letters of your first name </text:span><text:span text:style-name="T2">git branch -b &lt;lastfirst&gt;</text:span></text:p>
            </text:list-item>
          </text:list>
        </text:list-item>
      </text:list>
      <text:p text:style-name="P2"/>
      <text:list xml:id="list30443380" text:continue-numbering="true" text:style-name="WWNum1">
        <text:list-header>
          <text:p text:style-name="P9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0pt" fo:language="en" fo:country="US" style:font-size-asian="10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0pt" fo:language="en" fo:country="US" style:font-name-asian="Droid Sans Fallback" style:font-size-asian="10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list-style-name="" style:class="text">
      <style:paragraph-properties fo:text-align="start" style:justify-single-word="false" fo:orphans="0" fo:widows="0" style:writing-mode="lr-tb"/>
      <style:text-properties fo:color="#00000a" style:font-name="Liberation Serif" fo:font-size="12pt" fo:language="en" fo:country="US" style:font-name-asian="Droid Sans Fallback" style:font-size-asian="12pt" style:language-asian="zh" style:country-asian="CN" style:font-name-complex="FreeSans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list-style-name="" style:class="text">
      <style:paragraph-properties fo:margin-top="0.1665in" fo:margin-bottom="0.0835in" fo:keep-with-next="always"/>
      <style:text-properties style:font-name="Liberation Sans" fo:font-size="14pt" style:font-name-asian="Droid Sans Fallback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default-outline-level="" style:list-style-name="" style:class="list">
      <style:text-properties style:font-name-complex="FreeSans1"/>
    </style:style>
    <style:style style:name="Caption" style:family="paragraph" style:parent-style-name="Standard" style:default-outline-level="" style:list-style-name="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default-outline-level="" style:list-style-name="" style:class="index">
      <style:paragraph-properties text:number-lines="false" text:line-number="0"/>
      <style:text-properties style:font-name-complex="FreeSans1"/>
    </style:style>
    <style:style style:name="Text_20_Body" style:display-name="Text Body" style:family="paragraph" style:parent-style-name="Standard" style:default-outline-level="" style:list-style-name="">
      <style:paragraph-properties fo:margin-top="0in" fo:margin-bottom="0.0972in" fo:line-height="120%"/>
    </style:style>
    <style:style style:name="Heading_20_1" style:display-name="Heading 1" style:family="paragraph" style:parent-style-name="Heading" style:next-style-name="Text_20_body" style:default-outline-level="1" style:list-style-name="Outline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Outline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Outline" style:class="text">
      <style:text-properties fo:font-size="14pt" fo:font-weight="bold" style:font-size-asian="14pt" style:font-weight-asian="bold" style:font-size-complex="14pt" style:font-weight-complex="bold"/>
    </style:style>
    <style:style style:name="Internet_20_link" style:display-name="Internet link" style:family="text">
      <style:text-properties fo:color="#000080" fo:language="en" fo:country="US" style:text-underline-style="solid" style:text-underline-width="auto" style:text-underline-color="font-color" style:language-asian="en" style:country-asian="US" style:language-complex="en" style:country-complex="US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number text:level="1" text:style-name="Numbering_20_Symbols" style:num-prefix=" " style:num-suffix=" 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prefix=" " style:num-suffix=" " style:num-format="1" text:display-levels="2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prefix=" " style:num-suffix=" " style:num-format="1" text:display-levels="3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prefix=" " style:num-suffix=" " style:num-format="1" text:display-levels="4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prefix=" " style:num-suffix=" " style:num-format="1" text:display-levels="5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prefix=" " style:num-suffix=" " style:num-format="1" text:display-levels="6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prefix=" " style:num-suffix=" " style:num-format="1" text:display-levels="7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prefix=" " style:num-suffix=" " style:num-format="1" text:display-levels="8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prefix=" " style:num-suffix=" " style:num-format="1" text:display-levels="9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prefix=" " style:num-suffix=" " style:num-format="1" text:display-levels="10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 text:display-levels="2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 text:display-levels="3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 text:display-levels="4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 text:display-levels="5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 text:display-levels="6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 text:display-levels="7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 text:display-levels="8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number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54in" style:writing-mode="lr-tb" style:layout-grid-color="#c0c0c0" style:layout-grid-lines="56" style:layout-grid-base-height="0.1453in" style:layout-grid-ruby-height="0.0217in" style:layout-grid-mode="none" style:layout-grid-ruby-below="false" style:layout-grid-print="false" style:layout-grid-display="false" style:layout-grid-base-width="0.1457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7-07-01T18:39:04</meta:creation-date>
    <meta:initial-creator>mg15 </meta:initial-creator>
    <dc:language>en-US</dc:language>
    <dc:creator>Jeff Schwennesen</dc:creator>
    <dc:date>2017-07-23T10:25:46.52</dc:date>
    <meta:editing-cycles>20</meta:editing-cycles>
    <meta:editing-duration>PT2H23M51S</meta:editing-duration>
    <meta:generator>OpenOffice/4.1.2$Win32 OpenOffice.org_project/412m3$Build-9782</meta:generator>
    <meta:document-statistic meta:table-count="0" meta:image-count="0" meta:object-count="0" meta:page-count="3" meta:paragraph-count="100" meta:word-count="669" meta:character-count="3739"/>
  </office:meta>
</office:document-meta>
</file>